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7, 2021 (08:03: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textbook is also availab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0">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25">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0:03:30Z</meta:creation-date>
    <dc:date>2021-05-27T20:03:30Z</dc:date>
    <meta:user-defined meta:name="date" meta:value-type="string">May  27, 2021 (08:03: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